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820b" officeooo:paragraph-rsid="0007820b"/>
    </style:style>
    <style:style style:name="P2" style:family="paragraph" style:parent-style-name="Standard">
      <style:text-properties officeooo:rsid="00088ff2" officeooo:paragraph-rsid="00088ff2"/>
    </style:style>
    <style:style style:name="P3" style:family="paragraph" style:parent-style-name="Standard">
      <style:text-properties style:text-underline-style="solid" style:text-underline-width="auto" style:text-underline-color="font-color" officeooo:rsid="000eb25c" officeooo:paragraph-rsid="000eb25c"/>
    </style:style>
    <style:style style:name="T1" style:family="text">
      <style:text-properties officeooo:rsid="0007e90e"/>
    </style:style>
    <style:style style:name="T2" style:family="text">
      <style:text-properties officeooo:rsid="0009eb0c"/>
    </style:style>
    <style:style style:name="T3" style:family="text">
      <style:text-properties officeooo:rsid="000b064c"/>
    </style:style>
    <style:style style:name="gr1" style:family="graphic">
      <style:graphic-properties draw:textarea-horizontal-align="justify" draw:textarea-vertical-align="middle" draw:auto-grow-height="false" fo:min-height="0.7181in" fo:min-width="0.654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 Stuff</text:p>
      <text:p text:style-name="P1"/>
      <text:p text:style-name="P1">- Algorithm analysis, detering algos based on iteration rates</text:p>
      <text:p text:style-name="P1"/>
      <text:p text:style-name="P1">- <text:span text:style-name="T1">what is the run time complexity</text:span></text:p>
      <text:p text:style-name="P1">- <text:span text:style-name="T1">what does AA tell us?</text:span></text:p>
      <text:p text:style-name="P1">- <text:span text:style-name="T1">whats the difference between and wihin a given performance bucket?</text:span></text:p>
      <text:p text:style-name="P2">basic terminology</text:p>
      <text:p text:style-name="P2">- push, pop, leaf node, etc.</text:p>
      <text:p text:style-name="P2"/>
      <text:p text:style-name="P2">- <text:span text:style-name="T2">virutal tempalte, public/private</text:span></text:p>
      <text:p text:style-name="P2">- <text:span text:style-name="T2">how do pointers work</text:span></text:p>
      <text:p text:style-name="P2">- <text:span text:style-name="T2">difference ebtween a pointer and a reference</text:span></text:p>
      <text:p text:style-name="P2">- <text:span text:style-name="T2">what does const do??</text:span></text:p>
      <text:p text:style-name="P2"/>
      <text:p text:style-name="P2">- <text:span text:style-name="T2">gien traersal, draw a tree</text:span></text:p>
      <text:p text:style-name="P2">-<text:span text:style-name="T2">delete node from a tree</text:span></text:p>
      <text:p text:style-name="P2">-<text:span text:style-name="T2">do a DFS/FS</text:span></text:p>
      <text:p text:style-name="P2">-<text:span text:style-name="T2">draw a tree that is…</text:span></text:p>
      <text:p text:style-name="P2">- <text:span text:style-name="T2">what does a stack look like after the following operations</text:span></text:p>
      <text:p text:style-name="P2"/>
      <text:p text:style-name="P2">-<text:span text:style-name="T2">need to know how to write all the DFS traversals</text:span></text:p>
      <text:p text:style-name="P2">- <text:span text:style-name="T3">syntax need not be perfect</text:span></text:p>
      <text:p text:style-name="P2">- <text:span text:style-name="T3">one question requires the use of a stack and/or queue</text:span></text:p>
      <text:p text:style-name="P2"/>
      <text:p text:style-name="P3">pa1 and pa2</text:p>
      <text:p text:style-name="P3"/>
      <text:p text:style-name="P3"><draw:custom-shape text:anchor-type="paragraph" draw:z-index="0" draw:name="Shape2" draw:style-name="gr1" svg:width="1.3087in" svg:height="1.4358in" svg:x="1.5173in" svg:y="1.993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name="Shape2" draw:style-name="gr1" svg:width="1.3087in" svg:height="1.4358in" svg:x="2.9646in" svg:y="1.993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2" draw:style-name="gr1" svg:width="1.3087in" svg:height="1.4358in" svg:x="2.2362in" svg:y="0.68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24:10.330464265</meta:creation-date>
    <dc:date>2018-02-20T10:18:10.661776196</dc:date>
    <meta:editing-duration>PT43M45S</meta:editing-duration>
    <meta:editing-cycles>9</meta:editing-cycles>
    <meta:generator>LibreOffice/5.4.4.2$Linux_X86_64 LibreOffice_project/40m0$Build-2</meta:generator>
    <meta:document-statistic meta:table-count="0" meta:image-count="0" meta:object-count="0" meta:page-count="1" meta:paragraph-count="20" meta:word-count="125" meta:character-count="652" meta:non-whitespace-character-count="547"/>
  </office:meta>
</office:document-meta>
</file>